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2xA5_20_page_20_sty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nth_Planner(20180111)" table:style-name="ta1" table:print-ranges="'Month_Planner(20180111)'.A1:'Month_Planner(20180111)'.R38">
        <table:table-column table:style-name="co1" table:number-columns-repeated="18" table:default-cell-style-name="MP2xA5_20_text_20_cell"/>
        <table:table-column table:style-name="co1" table:number-columns-repeated="12" table:default-cell-style-name="ce1"/>
        <table:table-row table:style-name="ro1">
          <table:table-cell table:style-name="MP2xA5_20_text_20_month_20_header_20_cell" table:formula="of:=DATE(thisYear;thisMonth;1)" office:value-type="date" office:date-value="2018-01-01" calcext:value-type="date" table:number-columns-spanned="8" table:number-rows-spanned="2">
            <text:p>January 2018</text:p>
          </table:table-cell>
          <table:covered-table-cell table:number-columns-repeated="7"/>
          <table:table-cell table:number-columns-repeated="2"/>
          <table:table-cell table:style-name="MP2xA5_20_text_20_month_20_header_20_cell" table:formula="of:=DATE(thisYear;thisMonth+1;1)" office:value-type="date" office:date-value="2018-02-01" calcext:value-type="date" table:number-columns-spanned="8" table:number-rows-spanned="2">
            <text:p>February 2018</text:p>
          </table:table-cell>
          <table:covered-table-cell table:number-columns-repeated="7"/>
          <table:table-cell table:number-columns-repeated="12"/>
        </table:table-row>
        <table:table-row table:style-name="ro1">
          <table:covered-table-cell table:number-columns-repeated="8"/>
          <table:table-cell table:number-columns-repeated="2"/>
          <table:covered-table-cell table:number-columns-repeated="8"/>
          <table:table-cell table:number-columns-repeated="12"/>
        </table:table-row>
        <table:table-row table:style-name="ro1">
          <table:table-cell table:number-columns-repeated="6"/>
          <table:table-cell table:style-name="MP2xA5_20_text_20_weekday_20_day_20_cell" table:formula="of:=INDEX(daysOfWeek;1+MOD(dayListType+WEEKDAY([.$A$1];dayListType)-2;7);1)" office:value-type="string" office:string-value="Mo" calcext:value-type="string">
            <text:p>Mo</text:p>
          </table:table-cell>
          <table:table-cell table:style-name="MP2xA5_20_text_20_weekday_20_date_20_cell" table:formula="of:=DAY([.A1])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25">
          <table:table-cell table:number-columns-repeated="30"/>
        </table:table-row>
        <table:table-row table:style-name="ro1">
          <table:table-cell table:number-columns-repeated="8"/>
          <table:table-cell office:value-type="float" office:value="1" calcext:value-type="float">
            <office:annotation draw:style-name="gr1" draw:text-style-name="P1" svg:width="2.899cm" svg:height="0.669cm" svg:x="20.92cm" svg:y="11.143cm" draw:caption-point-x="-0.61cm" draw:caption-point-y="1.51cm">
              <dc:date>2018-01-12T00:00:00</dc:date>
              <text:p text:style-name="P1"><text:span text:style-name="T1">dayListType</text:span></text:p>
            </office:annotation>
            <text:p>1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Su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Mo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Tu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We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Th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Fr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Sa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1" calcext:value-type="float">
            <office:annotation draw:style-name="gr1" draw:text-style-name="P1" svg:width="2.899cm" svg:height="0.669cm" svg:x="20.92cm" svg:y="14.756cm" draw:caption-point-x="-0.61cm" draw:caption-point-y="1.51cm">
              <dc:date>2018-01-12T00:00:00</dc:date>
              <text:p text:style-name="P1"><text:span text:style-name="T1">This Month</text:span></text:p>
            </office:annotation>
            <text:p>1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2018" calcext:value-type="float">
            <office:annotation draw:style-name="gr2" draw:text-style-name="P1" svg:width="2.899cm" svg:height="1.139cm" svg:x="20.92cm" svg:y="15.207cm" draw:caption-point-x="-0.61cm" draw:caption-point-y="1.51cm">
              <dc:date>2018-01-12T00:00:00</dc:date>
              <text:p text:style-name="P1"><text:span text:style-name="T1">This Year</text:span></text:p>
            </office:annotation>
            <text:p>2018</text:p>
          </table:table-cell>
          <table:table-cell table:number-columns-repeated="21"/>
        </table:table-row>
        <table:table-row table:style-name="ro1" table:number-rows-repeated="26">
          <table:table-cell table:style-name="ce1" table:number-columns-repeated="18"/>
          <table:table-cell table:number-columns-repeated="12"/>
        </table:table-row>
        <table:table-row table:style-name="ro1">
          <table:table-cell table:style-name="ce1" table:number-columns-repeated="18"/>
          <table:table-cell table:number-columns-repeated="12"/>
        </table:table-row>
      </table:table>
      <table:table table:name="Week_Day_List" table:style-name="ta2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 Day</text:p>
          </table:table-cell>
          <table:table-cell office:value-type="string" calcext:value-type="string">
            <text:p>1:Sun 2:M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];1;2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ues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ednes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Thurs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tu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day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1">
            <text:p>Define Weekend</text:p>
          </table:table-cell>
          <table:covered-table-cell/>
        </table:table-row>
        <table:table-row table:style-name="ro1">
          <table:table-cell table:number-columns-repeated="5"/>
          <table:table-cell table:formula="of:=INDEX({&quot;Su&quot;;&quot;Mo&quot;;&quot;Tu&quot;;&quot;We&quot;;&quot;Th&quot;;&quot;Fr&quot;;&quot;Sa&quot;};1+MOD(ROW([.C1]);7))" office:value-type="string" office:string-value="Mo" calcext:value-type="string">
            <text:p>Mo</text:p>
          </table:table-cell>
          <table:table-cell/>
        </table:table-row>
        <table:table-row table:style-name="ro1">
          <table:table-cell table:number-columns-repeated="5"/>
          <table:table-cell table:formula="of:=INDEX({&quot;Su&quot;;&quot;Mo&quot;;&quot;Tu&quot;;&quot;We&quot;;&quot;Th&quot;;&quot;Fr&quot;;&quot;Sa&quot;};1+MOD(ROW([.C2]);7))" office:value-type="string" office:string-value="Tu" calcext:value-type="string">
            <text:p>Tu</text:p>
          </table:table-cell>
          <table:table-cell/>
        </table:table-row>
        <table:table-row table:style-name="ro1">
          <table:table-cell table:number-columns-repeated="5"/>
          <table:table-cell table:formula="of:=INDEX({&quot;Su&quot;;&quot;Mo&quot;;&quot;Tu&quot;;&quot;We&quot;;&quot;Th&quot;;&quot;Fr&quot;;&quot;Sa&quot;};1+MOD(ROW([.C3]);7))" office:value-type="string" office:string-value="We" calcext:value-type="string">
            <text:p>We</text:p>
          </table:table-cell>
          <table:table-cell/>
        </table:table-row>
        <table:table-row table:style-name="ro1">
          <table:table-cell table:number-columns-repeated="5"/>
          <table:table-cell table:formula="of:=INDEX({&quot;Su&quot;;&quot;Mo&quot;;&quot;Tu&quot;;&quot;We&quot;;&quot;Th&quot;;&quot;Fr&quot;;&quot;Sa&quot;};1+MOD(ROW([.C4]);7))" office:value-type="string" office:string-value="Th" calcext:value-type="string">
            <text:p>Th</text:p>
          </table:table-cell>
          <table:table-cell/>
        </table:table-row>
        <table:table-row table:style-name="ro1">
          <table:table-cell table:number-columns-repeated="5"/>
          <table:table-cell table:formula="of:=INDEX({&quot;Su&quot;;&quot;Mo&quot;;&quot;Tu&quot;;&quot;We&quot;;&quot;Th&quot;;&quot;Fr&quot;;&quot;Sa&quot;};1+MOD(ROW([.C5]);7))" office:value-type="string" office:string-value="Fr" calcext:value-type="string">
            <text:p>Fr</text:p>
          </table:table-cell>
          <table:table-cell/>
        </table:table-row>
        <table:table-row table:style-name="ro1">
          <table:table-cell table:number-columns-repeated="5"/>
          <table:table-cell table:formula="of:=INDEX({&quot;Su&quot;;&quot;Mo&quot;;&quot;Tu&quot;;&quot;We&quot;;&quot;Th&quot;;&quot;Fr&quot;;&quot;Sa&quot;};1+MOD(ROW([.C6]);7))" office:value-type="string" office:string-value="Sa" calcext:value-type="string">
            <text:p>Sa</text:p>
          </table:table-cell>
          <table:table-cell/>
        </table:table-row>
        <table:table-row table:style-name="ro1">
          <table:table-cell table:number-columns-repeated="5"/>
          <table:table-cell table:formula="of:=INDEX({&quot;Su&quot;;&quot;Mo&quot;;&quot;Tu&quot;;&quot;We&quot;;&quot;Th&quot;;&quot;Fr&quot;;&quot;Sa&quot;};1+MOD(ROW([.C7]);7))" office:value-type="string" office:string-value="Su" calcext:value-type="string">
            <text:p>Su</text:p>
          </table:table-cell>
          <table:table-cell/>
        </table:table-row>
      </table:table>
      <table:named-expressions>
        <table:named-range table:name="dayListType" table:base-cell-address="$'Month_Planner(20180111)'.$I$29" table:cell-range-address="$'Month_Planner(20180111)'.$I$29"/>
        <table:named-range table:name="daysOfWeek" table:base-cell-address="$'Month_Planner(20180111)'.$I$30" table:cell-range-address="$'Month_Planner(20180111)'.$I$30:.$I$36"/>
        <table:named-range table:name="thisMonth" table:base-cell-address="$'Month_Planner(20180111)'.$I$36" table:cell-range-address="$'Month_Planner(20180111)'.$I$37"/>
        <table:named-range table:name="thisYear" table:base-cell-address="$'Month_Planner(20180111)'.$I$36" table:cell-range-address="$'Month_Planner(20180111)'.$I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P2xA5_20_text_20_cell" style:display-name="MP2xA5 text cell" style:family="table-cell" style:parent-style-name="Default">
      <style:table-cell-properties fo:background-color="transparent" style:vertical-align="middle" loext:vertical-justify="auto"/>
      <style:paragraph-properties css3t:text-justify="auto"/>
      <style:text-properties fo:color="#9900ff" style:font-name="DejaVu Sans" fo:font-family="'DejaVu Sans'" style:font-style-name="Book" style:font-family-generic="swiss" style:font-pitch="variable"/>
    </style:style>
    <style:style style:name="MP2xA5_20_text_20_weekday_20_cells" style:display-name="MP2xA5 text weekday cells" style:family="table-cell" style:parent-style-name="MP2xA5_20_text_20_cell">
      <style:text-properties fo:font-weight="bold"/>
    </style:style>
    <style:style style:name="MP2xA5_20_text_20_weekday_20_exception" style:display-name="MP2xA5 text weekday exception" style:family="table-cell" style:parent-style-name="MP2xA5_20_text_20_weekday_20_cells"/>
    <style:style style:name="MP2xA5_20_text_20_weekend_20_cells" style:display-name="MP2xA5 text weekend cells" style:family="table-cell" style:parent-style-name="MP2xA5_20_text_20_cell"/>
    <style:style style:name="MP2xA5_20_text_20_weekday_20_date_20_cell" style:display-name="MP2xA5 text weekday date cell" style:family="table-cell" style:parent-style-name="MP2xA5_20_text_20_weekday_20_cells"/>
    <style:style style:name="MP2xA5_20_text_20_weekday_20_day_20_cell" style:display-name="MP2xA5 text weekday day cell" style:family="table-cell" style:parent-style-name="MP2xA5_20_text_20_weekday_20_cells">
      <style:table-cell-properties fo:background-color="transparent" loext:vertical-justify="auto"/>
      <style:paragraph-properties css3t:text-justify="auto"/>
      <style:text-properties fo:font-weight="bold"/>
    </style:style>
    <style:style style:name="MP2xA5_20_text_20_weekend_20_date_20_cell" style:display-name="MP2xA5 text weekend date cell" style:family="table-cell" style:parent-style-name="MP2xA5_20_text_20_weekend_20_cells"/>
    <style:style style:name="MO2xA5_20_text_20_weekend_20_day_20_cell" style:display-name="MO2xA5 text weekend day cell" style:family="table-cell" style:parent-style-name="MP2xA5_20_text_20_weekend_20_cells"/>
    <style:style style:name="MP2xA5_20_text_20_month_20_header_20_cell" style:display-name="MP2xA5 text month header cell" style:family="table-cell" style:parent-style-name="MP2xA5_20_text_20_cell" style:data-style-name="N111">
      <style:table-cell-properties fo:border-bottom="0.06pt solid #9900ff" style:text-align-source="fix" style:repeat-content="false" fo:border-left="none" fo:border-right="none" fo:border-top="none" style:vertical-align="middle" loext:vertical-justify="auto"/>
      <style:paragraph-properties fo:text-align="center" css3t:text-justify="auto"/>
      <style:text-properties fo:font-size="16pt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08:38:18.670886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2xA5_20_page_20_style" style:display-name="MP2xA5 page 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2:39:06.957186594</meta:creation-date>
    <meta:generator>LibreOffice/4.3.3.2$Linux_X86_64 LibreOffice_project/430m0$Build-2</meta:generator>
    <dc:date>2018-01-14T09:46:02.157217691</dc:date>
    <meta:editing-duration>PT2H4M53S</meta:editing-duration>
    <meta:editing-cycles>14</meta:editing-cycles>
    <meta:document-statistic meta:table-count="2" meta:cell-count="47" meta:object-count="0"/>
  </office:meta>
</office:document-meta>
</file>